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a049" officeooo:paragraph-rsid="001ea049"/>
    </style:style>
    <style:style style:name="P2" style:family="paragraph" style:parent-style-name="Standard">
      <style:text-properties officeooo:rsid="001ea049" officeooo:paragraph-rsid="001f7822"/>
    </style:style>
    <style:style style:name="P3" style:family="paragraph" style:parent-style-name="Standard">
      <style:text-properties officeooo:rsid="001ea049" officeooo:paragraph-rsid="00296bd5"/>
    </style:style>
    <style:style style:name="P4" style:family="paragraph" style:parent-style-name="Standard">
      <style:text-properties officeooo:rsid="001ea049" officeooo:paragraph-rsid="0029cbe9"/>
    </style:style>
    <style:style style:name="P5" style:family="paragraph" style:parent-style-name="Standard">
      <style:text-properties officeooo:rsid="001ea049" officeooo:paragraph-rsid="002e48f2"/>
    </style:style>
    <style:style style:name="P6" style:family="paragraph" style:parent-style-name="Standard">
      <style:text-properties officeooo:rsid="001ea049" officeooo:paragraph-rsid="002f083d"/>
    </style:style>
    <style:style style:name="P7" style:family="paragraph" style:parent-style-name="Standard">
      <style:text-properties officeooo:rsid="001ea049" officeooo:paragraph-rsid="0030e0aa"/>
    </style:style>
    <style:style style:name="P8" style:family="paragraph" style:parent-style-name="Standard">
      <style:text-properties officeooo:rsid="0027f0bb" officeooo:paragraph-rsid="0027f0bb"/>
    </style:style>
    <style:style style:name="P9" style:family="paragraph" style:parent-style-name="Standard">
      <style:text-properties officeooo:rsid="00296bd5" officeooo:paragraph-rsid="00296bd5"/>
    </style:style>
    <style:style style:name="P10" style:family="paragraph" style:parent-style-name="Standard">
      <style:text-properties officeooo:rsid="00298250" officeooo:paragraph-rsid="00298250"/>
    </style:style>
    <style:style style:name="P11" style:family="paragraph" style:parent-style-name="Standard">
      <style:text-properties officeooo:rsid="003e09fc" officeooo:paragraph-rsid="003e09fc"/>
    </style:style>
    <style:style style:name="P12" style:family="paragraph" style:parent-style-name="Standard">
      <style:text-properties fo:font-weight="normal" officeooo:rsid="003e09fc" officeooo:paragraph-rsid="003e09fc" style:font-weight-asian="normal" style:font-weight-complex="normal"/>
    </style:style>
    <style:style style:name="P13" style:family="paragraph" style:parent-style-name="Standard">
      <style:text-properties officeooo:rsid="001f7822" officeooo:paragraph-rsid="001f7822"/>
    </style:style>
    <style:style style:name="P14" style:family="paragraph" style:parent-style-name="Standard">
      <style:text-properties officeooo:rsid="001f7822" officeooo:paragraph-rsid="003fbc17"/>
    </style:style>
    <style:style style:name="P15" style:family="paragraph" style:parent-style-name="Standard">
      <style:text-properties officeooo:rsid="0020ecfa" officeooo:paragraph-rsid="001f7822"/>
    </style:style>
    <style:style style:name="P16" style:family="paragraph" style:parent-style-name="Standard">
      <style:text-properties officeooo:rsid="002b0588" officeooo:paragraph-rsid="001f7822"/>
    </style:style>
    <style:style style:name="P17" style:family="paragraph" style:parent-style-name="Standard">
      <style:text-properties officeooo:rsid="00327b0b" officeooo:paragraph-rsid="001f7822"/>
    </style:style>
    <style:style style:name="P18" style:family="paragraph" style:parent-style-name="Standard">
      <style:text-properties fo:font-weight="bold" officeooo:rsid="0027f0bb" officeooo:paragraph-rsid="00296bd5" style:font-weight-asian="bold" style:font-weight-complex="bold"/>
    </style:style>
    <style:style style:name="P19" style:family="paragraph" style:parent-style-name="Standard">
      <style:text-properties officeooo:rsid="0029cbe9" officeooo:paragraph-rsid="0029cbe9"/>
    </style:style>
    <style:style style:name="P20" style:family="paragraph" style:parent-style-name="Standard">
      <style:text-properties officeooo:rsid="00296bd5" officeooo:paragraph-rsid="00296bd5"/>
    </style:style>
    <style:style style:name="P21" style:family="paragraph" style:parent-style-name="Standard">
      <style:text-properties officeooo:rsid="001ea049" officeooo:paragraph-rsid="001f7822"/>
    </style:style>
    <style:style style:name="P22" style:family="paragraph" style:parent-style-name="Standard">
      <style:text-properties officeooo:rsid="001ea049" officeooo:paragraph-rsid="00407cc3"/>
    </style:style>
    <style:style style:name="T1" style:family="text">
      <style:text-properties officeooo:rsid="001f7822"/>
    </style:style>
    <style:style style:name="T2" style:family="text">
      <style:text-properties officeooo:rsid="0027f0bb"/>
    </style:style>
    <style:style style:name="T3" style:family="text">
      <style:text-properties officeooo:rsid="00296bd5"/>
    </style:style>
    <style:style style:name="T4" style:family="text">
      <style:text-properties officeooo:rsid="0029cbe9"/>
    </style:style>
    <style:style style:name="T5" style:family="text">
      <style:text-properties fo:language="en" fo:country="none"/>
    </style:style>
    <style:style style:name="T6" style:family="text">
      <style:text-properties fo:language="en" fo:country="none" officeooo:rsid="0029cbe9"/>
    </style:style>
    <style:style style:name="T7" style:family="text">
      <style:text-properties fo:language="en" fo:country="none" officeooo:rsid="002e48f2"/>
    </style:style>
    <style:style style:name="T8" style:family="text">
      <style:text-properties fo:language="en" fo:country="none" officeooo:rsid="002f083d"/>
    </style:style>
    <style:style style:name="T9" style:family="text">
      <style:text-properties fo:language="en" fo:country="none" officeooo:rsid="0030e0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7f0bb" style:font-weight-asian="bold" style:font-weight-complex="bold"/>
    </style:style>
    <style:style style:name="T12" style:family="text">
      <style:text-properties fo:font-weight="bold" officeooo:rsid="00296bd5" style:font-weight-asian="bold" style:font-weight-complex="bold"/>
    </style:style>
    <style:style style:name="T13" style:family="text">
      <style:text-properties fo:font-weight="bold" officeooo:rsid="00298250" style:font-weight-asian="bold" style:font-weight-complex="bold"/>
    </style:style>
    <style:style style:name="T14" style:family="text">
      <style:text-properties fo:font-weight="bold" officeooo:rsid="0038b96b" style:font-weight-asian="bold" style:font-weight-complex="bold"/>
    </style:style>
    <style:style style:name="T15" style:family="text">
      <style:text-properties fo:font-weight="bold" officeooo:rsid="003bf785" style:font-weight-asian="bold" style:font-weight-complex="bold"/>
    </style:style>
    <style:style style:name="T16" style:family="text">
      <style:text-properties officeooo:rsid="0035265a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fbc17"/>
    </style:style>
    <style:style style:name="T19" style:family="text">
      <style:text-properties officeooo:rsid="00407c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 Week </text:p>
      <text:p text:style-name="P1">1. <text:span text:style-name="T10">Create JSON structure of user information.</text:span></text:p>
      <text:p text:style-name="P1"><text:tab/>1.1 store xp</text:p>
      <text:p text:style-name="P1"><text:tab/>1.2 store current level xp</text:p>
      <text:p text:style-name="P2"><text:tab/>1.3 <text:span text:style-name="T1">store uid</text:span></text:p>
      <text:p text:style-name="P13"><text:tab/>1.4 store level</text:p>
      <text:p text:style-name="P13"><text:tab/>1.5 store coin</text:p>
      <text:p text:style-name="P13"><text:tab/>1.6 store diamond ?</text:p>
      <text:p text:style-name="P14"><text:tab/>1.7 <text:span text:style-name="T18">store create Date</text:span></text:p>
      <text:p text:style-name="P13"><text:tab/>1.8 store life <text:s/>(max <text:s/>5)</text:p>
      <text:p text:style-name="P13"><text:tab/>1.9 store life time (max 30 min)</text:p>
      <text:p text:style-name="P15"><text:tab/>1.10 store life start time</text:p>
      <text:p text:style-name="P15"><text:tab/>1.11 store friends uid of get life and step</text:p>
      <text:p text:style-name="P16"><text:tab/>1.12 store stare based on xp <text:s/>max value 3</text:p>
      <text:p text:style-name="P17"><text:tab/>1.13 forever life time</text:p>
      <text:p text:style-name="P2"><text:span text:style-name="T16"><text:tab/>1.14 <text:s/>store My friends uid of get me life and step</text:span></text:p>
      <text:p text:style-name="P22"><text:tab/><text:span text:style-name="T19">1.15 store last Visit Date</text:span></text:p>
      <text:p text:style-name="P2"/>
      <text:p text:style-name="P11">1 Week </text:p>
      <text:p text:style-name="P8">2. <text:span text:style-name="T10">Create CRUD interface of user</text:span></text:p>
      <text:p text:style-name="P11"><text:span text:style-name="T17">4 Day</text:span><text:span text:style-name="T10"> </text:span></text:p>
      <text:p text:style-name="P1"><text:span text:style-name="T2">3</text:span>. <text:span text:style-name="T10">Create Payment mechanism </text:span><text:span text:style-name="T15">and Create mongodb collections for it </text:span></text:p>
      <text:p text:style-name="P4"><text:span text:style-name="T4"><text:tab/>3.1 <text:s/>Client can <text:s/>buy <text:s/>10 step with the <text:s/></text:span><text:span text:style-name="T6">0.79$</text:span></text:p>
      <text:p text:style-name="P5"><text:span text:style-name="T6"><text:tab/></text:span><text:span text:style-name="T7">3.2 <text:s/></text:span><text:span text:style-name="T6">50 </text:span><text:span text:style-name="T7">coin</text:span><text:span text:style-name="T6"> = 0.99$</text:span></text:p>
      <text:p text:style-name="P5"><text:span text:style-name="T6"><text:s/><text:tab/></text:span><text:span text:style-name="T7">3.3 <text:s/>270 coin = 4.99$</text:span></text:p>
      <text:p text:style-name="P6"><text:span text:style-name="T7"><text:tab/>3.4 <text:s/>550 </text:span><text:span text:style-name="T8">coin</text:span><text:span text:style-name="T7"> <text:s/>+ </text:span><text:span text:style-name="T8">forever life with 2 hours </text:span><text:span text:style-name="T7"><text:s/>= 9.99$</text:span></text:p>
      <text:p text:style-name="P6"><text:span text:style-name="T7"><text:tab/>3.5 <text:s/>1150 </text:span><text:span text:style-name="T8">coin</text:span><text:span text:style-name="T7"> + </text:span><text:span text:style-name="T8">forever life with 2 hours</text:span><text:span text:style-name="T7"> = 19.99$</text:span></text:p>
      <text:p text:style-name="P6"><text:span text:style-name="T7"><text:tab/>3.6 <text:s/>3000 </text:span><text:span text:style-name="T8">coin</text:span><text:span text:style-name="T7"> + </text:span><text:span text:style-name="T8">forever life with 2 hours</text:span><text:span text:style-name="T7"> = 49.99$</text:span></text:p>
      <text:p text:style-name="P7"><text:span text:style-name="T7"><text:tab/></text:span><text:span text:style-name="T9">3.7 <text:s/>6500 coin + </text:span><text:span text:style-name="T8">forever life with 2 hours</text:span><text:span text:style-name="T9"> = <text:s/>99.99</text:span></text:p>
      <text:p text:style-name="P11"><text:span text:style-name="T7">3 </text:span><text:span text:style-name="T5">Day </text:span></text:p>
      <text:p text:style-name="P3"><text:span text:style-name="T2">4</text:span>. <text:span text:style-name="T11">Crate game logic of get friends life and step of current level</text:span></text:p>
      <text:p text:style-name="P18"/>
      <text:p text:style-name="P3"><text:span text:style-name="T3">5. </text:span><text:span text:style-name="T12">Create Unit4 tests based on game logic</text:span></text:p>
      <text:p text:style-name="P12"><text:span text:style-name="T3">1 </text:span>week</text:p>
      <text:p text:style-name="P9">6. <text:span text:style-name="T13">Create market logic and CRUD</text:span></text:p>
      <text:p text:style-name="P19"><text:tab/>6.1 Client can <text:s/>buy <text:s/>5 step with the 59 coins</text:p>
      <text:p text:style-name="P11"><text:span text:style-name="T6">4 </text:span><text:span text:style-name="T5">day</text:span></text:p>
      <text:p text:style-name="P10">7. <text:span text:style-name="T14">Create Result logic</text:span></text:p>
      <text:p text:style-name="P10"><text:tab/></text:p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22:28:57.970632698</meta:creation-date>
    <dc:date>2016-06-24T21:08:04.062595405</dc:date>
    <meta:editing-duration>PT9H20M33S</meta:editing-duration>
    <meta:editing-cycles>23</meta:editing-cycles>
    <meta:generator>LibreOffice/5.1.3.2$Linux_X86_64 LibreOffice_project/10m0$Build-2</meta:generator>
    <meta:document-statistic meta:table-count="0" meta:image-count="0" meta:object-count="0" meta:page-count="1" meta:paragraph-count="38" meta:word-count="219" meta:character-count="1084" meta:non-whitespace-character-count="851"/>
  </office:meta>
</office:document-meta>
</file>